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a61" officeooo:paragraph-rsid="00114a61"/>
    </style:style>
    <style:style style:name="P2" style:family="paragraph" style:parent-style-name="Standard" style:list-style-name="L2">
      <style:text-properties style:font-name="Loma" officeooo:rsid="00114a61" officeooo:paragraph-rsid="00114a61"/>
    </style:style>
    <style:style style:name="P3" style:family="paragraph" style:parent-style-name="Standard" style:list-style-name="L3">
      <style:text-properties style:font-name="Loma" officeooo:rsid="00114a61" officeooo:paragraph-rsid="00114a61"/>
    </style:style>
    <style:style style:name="P4" style:family="paragraph" style:parent-style-name="Standard" style:list-style-name="L1">
      <style:text-properties style:font-name="Loma" officeooo:rsid="00114a61" officeooo:paragraph-rsid="00114a61"/>
    </style:style>
    <style:style style:name="P5" style:family="paragraph" style:parent-style-name="Standard">
      <style:text-properties style:font-name="Loma" officeooo:rsid="00114a61" officeooo:paragraph-rsid="00127601"/>
    </style:style>
    <style:style style:name="P6" style:family="paragraph" style:parent-style-name="Standard" style:list-style-name="L1">
      <style:text-properties style:font-name="Loma" officeooo:paragraph-rsid="00114a61"/>
    </style:style>
    <style:style style:name="P7" style:family="paragraph" style:parent-style-name="Standard" style:list-style-name="L3">
      <style:text-properties style:font-name="Loma" officeooo:rsid="00127601" officeooo:paragraph-rsid="00127601"/>
    </style:style>
    <style:style style:name="P8" style:family="paragraph" style:parent-style-name="Standard">
      <style:text-properties style:font-name="Loma" officeooo:rsid="00127601" officeooo:paragraph-rsid="00127601"/>
    </style:style>
    <style:style style:name="P9" style:family="paragraph" style:parent-style-name="Standard">
      <style:text-properties officeooo:rsid="00127601" officeooo:paragraph-rsid="00127601"/>
    </style:style>
    <style:style style:name="P10" style:family="paragraph" style:parent-style-name="Standard" style:list-style-name="L5">
      <style:text-properties officeooo:rsid="00127601" officeooo:paragraph-rsid="00127601"/>
    </style:style>
    <style:style style:name="P11" style:family="paragraph" style:parent-style-name="Standard" style:list-style-name="L4">
      <style:text-properties officeooo:rsid="00127601" officeooo:paragraph-rsid="00127601"/>
    </style:style>
    <style:style style:name="T1" style:family="text">
      <style:text-properties officeooo:rsid="00114a61"/>
    </style:style>
    <style:style style:name="T2" style:family="text">
      <style:text-properties fo:color="#800000"/>
    </style:style>
    <style:style style:name="T3" style:family="text">
      <style:text-properties fo:color="#800000" officeooo:rsid="00127601"/>
    </style:style>
    <style:style style:name="T4" style:family="text">
      <style:text-properties style:font-name="Century Schoolbook L"/>
    </style:style>
    <style:style style:name="T5" style:family="text">
      <style:text-properties style:font-name="Century Schoolbook L" officeooo:rsid="00127601"/>
    </style:style>
    <style:style style:name="T6" style:family="text">
      <style:text-properties officeooo:rsid="00127601"/>
    </style:style>
    <style:style style:name="T7" style:family="text">
      <style:text-properties fo:color="#000000" officeooo:rsid="001276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4"> MVC Brush up</text:span></text:p>
      <text:list xml:id="list4100934005923333810" text:style-name="L1">
        <text:list-item>
          <text:p text:style-name="P6"><text:span text:style-name="T1">Recall and understand the whole point of an MVC architectural pattern. </text:span></text:p>
        </text:list-item>
        <text:list-item>
          <text:p text:style-name="P4">Advantages: Code Re-use, Parallel development, decoupling.</text:p>
        </text:list-item>
      </text:list>
      <text:p text:style-name="P1"/>
      <text:p text:style-name="P1">2. <text:span text:style-name="T4">Laravel Installation using composer</text:span></text:p>
      <text:p text:style-name="P1"><text:span text:style-name="T2">End game: </text:span>INSTALL A FRESH PROJECT OF THE LATEST LARAVEL VERSION</text:p>
      <text:p text:style-name="P1"/>
      <text:p text:style-name="P9">3 Laravel Command Line Utility: Artisan</text:p>
      <text:list xml:id="list4004375167356961094" text:style-name="L5">
        <text:list-item>
          <text:p text:style-name="P10">How artisan works</text:p>
        </text:list-item>
        <text:list-item>
          <text:p text:style-name="P10">Artisan commands</text:p>
          <text:p text:style-name="P10"/>
        </text:list-item>
      </text:list>
      <text:p text:style-name="P1"/>
      <text:p text:style-name="P1"><text:span text:style-name="T6">4</text:span> <text:span text:style-name="T4">Routes, Views and Controller</text:span><text:span text:style-name="T5">s</text:span></text:p>
      <text:list xml:id="list1231900912395379298" text:style-name="L4">
        <text:list-item>
          <text:p text:style-name="P11"><text:span text:style-name="T5">G</text:span><text:span text:style-name="T4">enerating Controllers via artisan</text:span></text:p>
        </text:list-item>
      </text:list>
      <text:list xml:id="list4088565573438780818" text:style-name="L3">
        <text:list-item>
          <text:p text:style-name="P3">What’s the essence of a route file?</text:p>
        </text:list-item>
        <text:list-item>
          <text:p text:style-name="P7">Routing requests to controller methods</text:p>
        </text:list-item>
      </text:list>
      <text:list xml:id="list8468079973052969442" text:style-name="L2">
        <text:list-item>
          <text:p text:style-name="P2">How do you call a view from a controller?</text:p>
        </text:list-item>
      </text:list>
      <text:p text:style-name="P8">5 Laravel’s Active Record Implentation: Eloquent</text:p>
      <text:p text:style-name="P8">6 Working with Laravel Tinker </text:p>
      <text:p text:style-name="P8">7 CRUD with Laravel</text:p>
      <text:p text:style-name="P5"><text:span text:style-name="T2">End game: </text:span><text:span text:style-name="T7">Create a CRUD application with Lara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21:48.980709387</meta:creation-date>
    <dc:date>2017-08-10T15:35:37.410112301</dc:date>
    <meta:editing-duration>PT13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10" meta:character-count="650" meta:non-whitespace-character-count="564"/>
  </office:meta>
</office:document-meta>
</file>